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1e0ef"/>
    </style:style>
    <style:style style:name="P52" style:family="paragraph" style:parent-style-name="Standard">
      <style:text-properties officeooo:paragraph-rsid="1062a122"/>
    </style:style>
    <style:style style:name="P53" style:family="paragraph" style:parent-style-name="Standard">
      <style:text-properties officeooo:paragraph-rsid="10640365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officeooo:paragraph-rsid="108aabd2"/>
    </style:style>
    <style:style style:name="P57" style:family="paragraph" style:parent-style-name="Standard">
      <style:text-properties officeooo:paragraph-rsid="0c819a59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dfbc49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Footnote">
      <style:text-properties officeooo:paragraph-rsid="10947d38"/>
    </style:style>
    <style:style style:name="P62" style:family="paragraph" style:parent-style-name="Footnote">
      <style:text-properties officeooo:paragraph-rsid="104a80be"/>
    </style:style>
    <style:style style:name="P63" style:family="paragraph" style:parent-style-name="Standard">
      <style:text-properties officeooo:paragraph-rsid="1097a833"/>
    </style:style>
    <style:style style:name="P6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966c86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text-properties officeooo:paragraph-rsid="0f3ae219"/>
    </style:style>
    <style:style style:name="P70" style:family="paragraph" style:parent-style-name="Standard">
      <style:text-properties officeooo:paragraph-rsid="1032d175"/>
    </style:style>
    <style:style style:name="P71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102f2d76"/>
    </style:style>
    <style:style style:name="P73" style:family="paragraph" style:parent-style-name="Standard">
      <style:text-properties officeooo:paragraph-rsid="1061e0ef"/>
    </style:style>
    <style:style style:name="P7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10783d40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9ccf9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109cd59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0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style:text-underline-style="none" officeooo:rsid="109a813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8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3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34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9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82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83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4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5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officeooo:rsid="109a813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officeooo:rsid="109a8138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language="en" fo:country="GB" officeooo:rsid="1052c7f3"/>
    </style:style>
    <style:style style:name="T212" style:family="text">
      <style:text-properties fo:language="en" fo:country="GB" officeooo:rsid="105c8aaa"/>
    </style:style>
    <style:style style:name="T213" style:family="text">
      <style:text-properties fo:language="en" fo:country="GB" officeooo:rsid="105f1264"/>
    </style:style>
    <style:style style:name="T214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7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officeooo:rsid="108aabe0"/>
    </style:style>
    <style:style style:name="T219" style:family="text">
      <style:text-properties fo:language="en" fo:country="GB" officeooo:rsid="10555e93" style:font-size-asian="12pt" style:font-size-complex="12pt"/>
    </style:style>
    <style:style style:name="T220" style:family="text">
      <style:text-properties officeooo:rsid="0f981b1c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966c86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5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46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47" style:family="text">
      <style:text-properties fo:font-variant="normal" fo:text-transform="none" fo:color="#000000" loext:opacity="87%" fo:letter-spacing="normal" fo:font-style="normal" officeooo:rsid="106260b1"/>
    </style:style>
    <style:style style:name="T248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4"><text:span text:style-name="T105">Checklist for installing </text:span><text:span text:style-name="T105"><text:user-field-get text:name="Distro">Rocky Linux</text:user-field-get></text:span><text:span text:style-name="T105"><text:s/></text:span><text:span text:style-name="T106"><text:user-field-get text:name="Version">8.10</text:user-field-get></text:span><text:span text:style-name="T107"><text:note text:id="ftn1" text:note-class="footnote"><text:note-citation>1</text:note-citation><text:note-body><text:p text:style-name="P62"><text:span text:style-name="T221">This </text:span><text:span text:style-name="T227"><text:user-field-get text:name="Distro">Rocky Linux</text:user-field-get></text:span><text:span text:style-name="T222"><text:s/></text:span><text:span text:style-name="T228"><text:user-field-get text:name="Version">8.10</text:user-field-get></text:span><text:span text:style-name="T228"><text:s/></text:span><text:span text:style-name="T229">Server</text:span><text:span text:style-name="T221"> </text:span><text:span text:style-name="T225">from May 31</text:span><text:span text:style-name="T236">st</text:span><text:span text:style-name="T225">, </text:span><text:span text:style-name="T226">2024 </text:span><text:span text:style-name="T221">is supported until </text:span><text:span text:style-name="T223">May</text:span><text:span text:style-name="T221"> </text:span><text:span text:style-name="T224">1</text:span><text:span text:style-name="T235">st</text:span><text:span text:style-name="T224">, </text:span><text:span text:style-name="T221">2029.</text:span></text:p></text:note-body></text:note></text:span><text:span text:style-name="T108"><text:s/></text:span><text:span text:style-name="T110">Server</text:span><text:span text:style-name="T109">.</text:span></text:p>
      <text:p text:style-name="P24"><text:span text:style-name="T62"/></text:p>
      <text:p text:style-name="P24"><text:span text:style-name="T101"/></text:p>
      <text:p text:style-name="P54">Fill in the text box after &lt;...&gt;</text:p>
      <text:p text:style-name="P10"><text:span text:style-name="T214">&lt;user</text:span><text:span text:style-name="T188">&gt;</text:span><text:span text:style-name="T198"><text:tab/><text:tab/></text:span><text:span text:style-name="T202"> <text:tab/><text:tab/><text:tab/> </text:span><text:span text:style-name="T199"><draw:control text:anchor-type="as-char" svg:y="-0.4cm" draw:z-index="4" draw:name="Gebruiker" draw:style-name="gr2" draw:text-style-name="P75" svg:width="6.002cm" svg:height="0.5cm" draw:control="control3"><svg:title>Gebruiker</svg:title><svg:desc>Volledige naam, bijv. Jan Stek</svg:desc></draw:control></text:span><text:span text:style-name="T199"><text:tab/></text:span><text:span text:style-name="T200">e.g.</text:span><text:span text:style-name="T203"> </text:span><text:span text:style-name="T204">Karel Zimmer</text:span></text:p>
      <text:p text:style-name="P56"><text:span text:style-name="T12">&lt;</text:span><text:span text:style-name="T207">user</text:span><text:span text:style-name="T7">na</text:span><text:span text:style-name="T10">me</text:span><text:span text:style-name="T188">&gt;</text:span><text:span text:style-name="T205"><text:tab/><text:tab/><text:tab/> </text:span><text:span text:style-name="T205"><draw:control text:anchor-type="as-char" svg:y="-0.4cm" draw:z-index="10" draw:name="Gberuikersnaam 2" draw:style-name="gr2" draw:text-style-name="P75" svg:width="6.002cm" svg:height="0.5cm" draw:control="control9"><svg:title>Gebruikersnaam</svg:title><svg:desc>Korte naam, bijv. jan</svg:desc></draw:control></text:span><text:span text:style-name="T205"><text:tab/></text:span><text:span text:style-name="T206">e.g.</text:span><text:span text:style-name="T5"> </text:span><text:span text:style-name="T122">karel</text:span></text:p>
      <text:p text:style-name="P10"><text:span text:style-name="T12">&lt;</text:span><text:span text:style-name="T13">computername</text:span><text:span text:style-name="T188">&gt;</text:span><text:span text:style-name="T208"><text:tab/> </text:span><text:span text:style-name="T7"><draw:control text:anchor-type="as-char" svg:y="-0.4cm" draw:z-index="5" draw:name="Computernaam" draw:style-name="gr2" draw:text-style-name="P75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91"> </text:span><text:span text:style-name="T196">pc0</text:span><text:span text:style-name="T197">1</text:span></text:p>
      <text:p text:style-name="P11"><text:span text:style-name="T214">&lt;</text:span><text:span text:style-name="T189">user</text:span><text:span text:style-name="T188">&gt;</text:span><text:span text:style-name="T193"><text:tab/><text:tab/></text:span><text:span text:style-name="T202"> <text:tab/><text:tab/><text:tab/> </text:span><text:span text:style-name="T199"><draw:control text:anchor-type="as-char" svg:y="-0.4cm" draw:z-index="8" draw:name="Gebruiker 1" draw:style-name="gr2" draw:text-style-name="P75" svg:width="6.002cm" svg:height="0.5cm" draw:control="control7"><svg:title>Gebruiker</svg:title><svg:desc>Volledige naam, bijv. Jan Stek</svg:desc></draw:control></text:span><text:span text:style-name="T199"><text:tab/></text:span><text:span text:style-name="T201">any additional users</text:span></text:p>
      <text:p text:style-name="P56"><text:span text:style-name="T214">&lt;</text:span><text:span text:style-name="T189">user</text:span><text:span text:style-name="T190">n</text:span><text:span text:style-name="T187">a</text:span><text:span text:style-name="T188">me&gt;</text:span><text:span text:style-name="T186"><text:tab/><text:tab/><text:tab/> </text:span><text:span text:style-name="T205"><draw:control text:anchor-type="as-char" svg:y="-0.4cm" draw:z-index="9" draw:name="Gberuikersnaam 1" draw:style-name="gr2" draw:text-style-name="P75" svg:width="6.002cm" svg:height="0.5cm" draw:control="control8"><svg:title>Gebruikersnaam</svg:title><svg:desc>Korte naam, bijv. jan</svg:desc></draw:control></text:span><text:span text:style-name="T205"><text:tab/></text:span><text:span text:style-name="T192">any additional users</text:span></text:p>
      <text:p text:style-name="P55"><text:span text:style-name="T248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41">Not yet on Linux?</text:span></text:span><text:span text:style-name="T115"><text:tab/></text:span><text:span text:style-name="T119">Use</text:span><text:span text:style-name="T116"> </text:span><text:span text:style-name="Strong_20_Emphasis"><text:span text:style-name="T120">Checklist </text:span></text:span><text:span text:style-name="Strong_20_Emphasis"><text:span text:style-name="T121">transfer</text:span></text:span><text:span text:style-name="T116"> o</text:span><text:span text:style-name="T118">n</text:span><text:span text:style-name="T116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7">.</text:span></text:p>
      <text:p text:style-name="P33"><text:span text:style-name="Strong_20_Emphasis"><text:span text:style-name="T133">New installation?</text:span></text:span><text:span text:style-name="T130"><text:tab/><text:tab/></text:span><text:span text:style-name="T132">Start at chapter</text:span><text:span text:style-name="T130"> </text:span><text:span text:style-name="Strong_20_Emphasis"><text:span text:style-name="T133"><text:bookmark-ref text:reference-format="page" text:ref-name="__RefNumPara__4009_1271708128">2</text:bookmark-ref></text:span></text:span><text:span text:style-name="Strong_20_Emphasis"><text:span text:style-name="T133"><text:s text:c="2"/></text:span></text:span><text:span text:style-name="Strong_20_Emphasis"><text:span text:style-name="T134"><text:bookmark-ref text:reference-format="text" text:ref-name="__RefNumPara__4009_1271708128">Perform installation</text:bookmark-ref></text:span></text:span><text:span text:style-name="T131">.</text:span></text:p>
      <text:p text:style-name="P28"/>
      <text:p text:style-name="P28"/>
      <text:list text:style-name="L1">
        <text:list-item>
          <text:p text:style-name="P66"><text:bookmark-start text:name="__RefNumPara__4083_1271708128"/>Prepar<text:span text:style-name="T220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8"><draw:control text:anchor-type="as-char" draw:z-index="7" draw:name="Vorm3_0" draw:style-name="gr1" draw:text-style-name="P74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8"><draw:control text:anchor-type="as-char" draw:z-index="12" draw:name="Vorm3_ 1" draw:style-name="gr1" draw:text-style-name="P74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4">Log in as </text:span><text:span text:style-name="T215">&lt;user</text:span><text:span text:style-name="T194">&gt;</text:span><text:span text:style-name="T6"><text:note text:id="ftn2" text:note-class="footnote"><text:note-citation>2</text:note-citation><text:note-body><text:p text:style-name="P40"><text:span text:style-name="T64">Login any additional </text:span><text:span text:style-name="T68">users</text:span><text:span text:style-name="T69"> </text:span><text:span text:style-name="T64">and follow the same steps.</text:span></text:p></text:note-body></text:note></text:span><text:span text:style-name="T25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9"><draw:control text:anchor-type="as-char" draw:z-index="14" draw:name="Vorm 4" draw:style-name="gr1" draw:text-style-name="P7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69"><text:span text:style-name="T15">Type the</text:span><text:span text:style-name="T16"> following</text:span><text:span text:style-name="T15"> two commands, each followed by the </text:span><text:span text:style-name="T219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70"><text:span text:style-name="User_20_Entry"><text:span text:style-name="T81">wget karelzimmer.nl/</text:span></text:span><text:span text:style-name="User_20_Entry"><text:span text:style-name="T84">getkz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70"><text:span text:style-name="User_20_Entry"><text:span text:style-name="T81">bash </text:span></text:span><text:span text:style-name="User_20_Entry"><text:span text:style-name="T85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9"><draw:control text:anchor-type="as-char" draw:z-index="15" draw:name="Vorm 6" draw:style-name="gr1" draw:text-style-name="P7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9"><draw:control text:anchor-type="as-char" draw:z-index="16" draw:name="Vorm 7" draw:style-name="gr1" draw:text-style-name="P74" svg:width="0.35cm" svg:height="0.35cm" draw:control="control15"/></text:span></text:span></text:p>
          </table:table-cell>
          <table:table-cell table:style-name="_31_._5f_Installatie_5f_voorbereiden.D8" office:value-type="string">
            <text:p text:style-name="P52"><text:span text:style-name="T35">Type: </text:span><text:span text:style-name="User_20_Entry"><text:span text:style-name="T81">kz-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9" office:value-type="string">
            <text:p text:style-name="P39"><text:span text:style-name="T27">Select </text:span><text:span text:style-name="Strong_20_Emphasis"><text:span text:style-name="T91">1</text:span></text:span><text:span text:style-name="T27"> Prepar</text:span><text:span text:style-name="T33">e</text:span><text:span text:style-name="T27"> installation</text:span><text:span text:style-name="T32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74" svg:width="0.35cm" svg:height="0.35cm" draw:control="control1"/></text:span></text:p>
          </table:table-cell>
          <table:table-cell table:style-name="_32_._5f_Installatie_5f_uitvoeren.C1" office:value-type="string">
            <text:p text:style-name="P63"><text:span text:style-name="T123">Boot the computer from</text:span><text:span text:style-name="T128"><text:note text:id="ftn3" text:note-class="footnote"><text:note-citation>1</text:note-citation><text:note-body><text:p text:style-name="P8"><text:span text:style-name="T70">Boot menu/Setup via one of the </text:span><text:span text:style-name="T71">f</text:span><text:span text:style-name="T70">requently used keys: </text:span><text:span text:style-name="T102">Esc</text:span><text:span text:style-name="T72">, </text:span><text:span text:style-name="T102">Delete</text:span><text:span text:style-name="T72">, </text:span><text:span text:style-name="T102">F1</text:span><text:span text:style-name="T72">, </text:span><text:span text:style-name="T102">F2</text:span><text:span text:style-name="T72">, </text:span><text:span text:style-name="T102">F9</text:span><text:span text:style-name="T72">, </text:span><text:span text:style-name="T102">F10</text:span><text:span text:style-name="T72">, </text:span><text:span text:style-name="T102">F11</text:span><text:span text:style-name="T72">, or </text:span><text:span text:style-name="T102">F12</text:span></text:p></text:note-body></text:note></text:span><text:span text:style-name="T123"> an</text:span><text:span text:style-name="T125"> </text:span><text:span text:style-name="T111"><text:user-field-get text:name="Distro">Rocky Linux</text:user-field-get></text:span><text:span text:style-name="T127"><text:s/></text:span><text:span text:style-name="T112"><text:user-field-get text:name="Version">8.10</text:user-field-get></text:span><text:span text:style-name="T112"><text:s/></text:span><text:span text:style-name="T113">Server</text:span><text:span text:style-name="T63"> </text:span><text:span text:style-name="T61">L</text:span><text:span text:style-name="T59">ive</text:span><text:span text:style-name="T59"><text:note text:id="ftn4" text:note-class="footnote"><text:note-citation>2</text:note-citation><text:note-body><text:p text:style-name="P50"><text:span text:style-name="T17">From a Live USB stick you can boot and work with </text:span><text:span text:style-name="T129"><text:user-field-get text:name="Distro">Rocky Linux</text:user-field-get></text:span><text:span text:style-name="T129"><text:s/></text:span><text:span text:style-name="T17">without modifying any files on the hard drive and also allows installation of </text:span><text:span text:style-name="T129"><text:user-field-get text:name="Distro">Rocky Linux</text:user-field-get></text:span><text:span text:style-name="T129">.</text:span></text:p></text:note-body></text:note></text:span><text:span text:style-name="T123"> USB stick</text:span><text:span text:style-name="T60"><text:note text:id="ftn5" text:note-class="footnote"><text:note-citation>3</text:note-citation><text:note-body><text:p text:style-name="P61"><text:span text:style-name="T65">Create a bootable USB stick:<text:line-break/></text:span><text:span text:style-name="T73">Download </text:span><text:span text:style-name="T77">a</text:span><text:span text:style-name="T74"> </text:span><text:span text:style-name="Sterk_20_accent_20_voetnoot"><text:span text:style-name="T93">Rocky Linux </text:span></text:span><text:span text:style-name="Sterk_20_accent_20_voetnoot"><text:span text:style-name="T93"><text:user-field-get text:name="Version">8.10</text:user-field-get></text:span></text:span><text:span text:style-name="Sterk_20_accent_20_voetnoot"><text:span text:style-name="T93"><text:s/></text:span></text:span><text:span text:style-name="Sterk_20_accent_20_voetnoot"><text:span text:style-name="T96">Default Image</text:span></text:span><text:span text:style-name="Sterk_20_accent_20_voetnoot"><text:span text:style-name="T93"> </text:span></text:span><text:span text:style-name="Sterk_20_accent_20_voetnoot"><text:span text:style-name="T97">DVD ISO</text:span></text:span><text:span text:style-name="Sterk_20_accent_20_voetnoot"><text:span text:style-name="T75"> </text:span></text:span><text:span text:style-name="T77">from</text:span><text:span text:style-name="T76"> </text:span><text:a xlink:type="simple" xlink:href="https://rockylinux.org/" text:style-name="Internet_20_link" text:visited-style-name="Visited_20_Internet_20_Link"><text:span text:style-name="Strong_20_Emphasis"><text:span text:style-name="T210">rockylinux.org</text:span></text:span></text:a><text:span text:style-name="T67">.</text:span><text:span text:style-name="Strong_20_Emphasis"><text:span text:style-name="T103"><text:line-break/></text:span></text:span><text:span text:style-name="T66">The next steps are described in </text:span><text:span text:style-name="Sterk_20_accent_20_voetnoot"><text:span text:style-name="T94">Linux informati</text:span></text:span><text:span text:style-name="Sterk_20_accent_20_voetnoot"><text:span text:style-name="T95">on</text:span></text:span><text:span text:style-name="T66">, which can be found at </text:span><text:a xlink:type="simple" xlink:href="https://karelzimmer.nl/en" text:style-name="Internet_20_link" text:visited-style-name="Visited_20_Internet_20_Link"><text:span text:style-name="T209">karelzimmer.nl/en</text:span></text:a><text:span text:style-name="T66">.</text:span></text:p></text:note-body></text:note>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4">Select</text:span><text:span text:style-name="T40"> </text:span><text:span text:style-name="Strong_20_Emphasis"><text:span text:style-name="T86">Install</text:span></text:span><text:span text:style-name="Strong_20_Emphasis"><text:span text:style-name="T41"> </text:span></text:span><text:span text:style-name="Strong_20_Emphasis"><text:span text:style-name="T87"><text:user-field-get text:name="Distro">Rocky Linux</text:user-field-get></text:span></text:span><text:span text:style-name="Strong_20_Emphasis"><text:span text:style-name="T89"><text:s/></text:span></text:span><text:span text:style-name="Strong_20_Emphasis"><text:span text:style-name="T88"><text:user-field-get text:name="Version">8.10</text:user-field-get></text:span></text:span><text:span text:style-name="T124"><text:s/></text:span><text:span text:style-name="T126">and press the</text:span><text:span text:style-name="T37"> </text:span><text:span text:style-name="T90">Enter</text:span><text:span text:style-name="T35"> </text:span><text:span text:style-name="T36">key</text:span><text:span text:style-name="T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4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74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3">At</text:span><text:span text:style-name="T144"> </text:span><text:span text:style-name="Strong_20_Emphasis"><text:span text:style-name="T143">WELCOME TO ROCKY LINUX </text:span></text:span><text:span text:style-name="Strong_20_Emphasis"><text:span text:style-name="T178"><text:user-field-get text:name="Version">8.10</text:user-field-get></text:span></text:span><text:span text:style-name="T155"><text:s/>select language and click </text:span><text:span text:style-name="Strong_20_Emphasis"><text:span text:style-name="T179">Continue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74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6">U</text:span><text:span text:style-name="T147">nder</text:span><text:span text:style-name="T144"> </text:span><text:span text:style-name="Strong_20_Emphasis"><text:span text:style-name="T147">USER SETTINGS</text:span></text:span><text:span text:style-name="T161"> </text:span><text:span text:style-name="T162">click</text:span><text:span text:style-name="T163"> </text:span><text:span text:style-name="Strong_20_Emphasis"><text:span text:style-name="T180">User </text:span></text:span><text:span text:style-name="Strong_20_Emphasis"><text:span text:style-name="T181">C</text:span></text:span><text:span text:style-name="Strong_20_Emphasis"><text:span text:style-name="T180">reation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1">Enter you</text:span><text:span text:style-name="T218">r</text:span><text:span text:style-name="T212"> </text:span><text:span text:style-name="Strong_20_Emphasis"><text:span text:style-name="T58">Full name</text:span></text:span><text:span text:style-name="T43"> </text:span><text:span text:style-name="T214">&lt;user</text:span><text:span text:style-name="T188">&gt;</text:span><text:span text:style-name="T44">,</text:span><text:span text:style-name="Strong_20_Emphasis"><text:span text:style-name="T104"><text:line-break/></text:span></text:span><text:span text:style-name="Strong_20_Emphasis"><text:span text:style-name="T58">User name</text:span></text:span><text:span text:style-name="T43"> </text:span><text:span text:style-name="T216">&lt;user</text:span><text:span text:style-name="T217">name</text:span><text:span text:style-name="T195">&gt;</text:span><text:span text:style-name="T43">,</text:span></text:p>
            <text:p text:style-name="Standard"><text:span text:style-name="T45">check</text:span><text:span text:style-name="T46"> </text:span><text:span text:style-name="Strong_20_Emphasis"><text:span text:style-name="T54">Ma</text:span></text:span><text:span text:style-name="Strong_20_Emphasis"><text:span text:style-name="T55">ke this user administrator</text:span></text:span><text:span text:style-name="T46">,</text:span></text:p>
            <text:p text:style-name="Standard"><text:span text:style-name="T42">enter a </text:span><text:span text:style-name="Strong_20_Emphasis"><text:span text:style-name="T53">password</text:span></text:span><text:span text:style-name="T42"> twice</text:span><text:span text:style-name="T46"> </text:span><text:span text:style-name="T47">and c</text:span><text:span text:style-name="T46">li</text:span><text:span text:style-name="T48">c</text:span><text:span text:style-name="T46">k </text:span><text:span text:style-name="Strong_20_Emphasis"><text:span text:style-name="T56">Done</text:span></text:span><text:span text:style-name="T4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74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6">U</text:span><text:span text:style-name="T147">nder</text:span><text:span text:style-name="T145"> </text:span><text:span text:style-name="Strong_20_Emphasis"><text:span text:style-name="T182">SYSTEM</text:span></text:span><text:span text:style-name="T145"> </text:span><text:span text:style-name="T146">click</text:span><text:span text:style-name="T148"> </text:span><text:span text:style-name="Strong_20_Emphasis"><text:span text:style-name="T182">Installati</text:span></text:span><text:span text:style-name="Strong_20_Emphasis"><text:span text:style-name="T185">on Destinatio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3">Check</text:span><text:span text:style-name="T245"> </text:span><text:span text:style-name="T246">the </text:span><text:span text:style-name="Strong_20_Emphasis"><text:span text:style-name="T247">Device Selection</text:span></text:span><text:span text:style-name="T230"> </text:span><text:span text:style-name="T232">and click </text:span><text:span text:style-name="Strong_20_Emphasis"><text:span text:style-name="T231">Done</text:span></text:span><text:span text:style-name="T2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74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6">U</text:span><text:span text:style-name="T147">nder</text:span><text:span text:style-name="T145"> </text:span><text:span text:style-name="Strong_20_Emphasis"><text:span text:style-name="T182">SYSTEM</text:span></text:span><text:span text:style-name="T145"> </text:span><text:span text:style-name="T146">click</text:span><text:span text:style-name="T148"> </text:span><text:span text:style-name="Strong_20_Emphasis"><text:span text:style-name="T182">Netwerk &amp; </text:span></text:span><text:span text:style-name="Strong_20_Emphasis"><text:span text:style-name="T179">H</text:span></text:span><text:span text:style-name="Strong_20_Emphasis"><text:span text:style-name="T182">ost </text:span></text:span><text:span text:style-name="Strong_20_Emphasis"><text:span text:style-name="T179">N</text:span></text:span><text:span text:style-name="Strong_20_Emphasis"><text:span text:style-name="T182">a</text:span></text:span><text:span text:style-name="Strong_20_Emphasis"><text:span text:style-name="T179">me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5">Move</text:span><text:span text:style-name="T173"> the slider behind the network adapter </text:span><text:span text:style-name="T174">from </text:span><text:span text:style-name="T177">OFF</text:span><text:span text:style-name="T174"> </text:span><text:span text:style-name="T173">to </text:span><text:span text:style-name="T176">ON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9">Enter you</text:span><text:span text:style-name="T153">r</text:span><text:span text:style-name="T150"> </text:span><text:span text:style-name="Strong_20_Emphasis"><text:span text:style-name="T151">Host </text:span></text:span><text:span text:style-name="Strong_20_Emphasis"><text:span text:style-name="T149">N</text:span></text:span><text:span text:style-name="Strong_20_Emphasis"><text:span text:style-name="T151">am</text:span></text:span><text:span text:style-name="Strong_20_Emphasis"><text:span text:style-name="T149">e</text:span></text:span><text:span text:style-name="T4"> &lt;</text:span><text:span text:style-name="T8">computerna</text:span><text:span text:style-name="T9">me&gt;</text:span><text:span text:style-name="T157"> </text:span><text:span text:style-name="T158">and click </text:span><text:span text:style-name="Strong_20_Emphasis"><text:span text:style-name="T167">Apply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0">C</text:span><text:span text:style-name="T154">li</text:span><text:span text:style-name="T160">c</text:span><text:span text:style-name="T154">k </text:span><text:span text:style-name="Strong_20_Emphasis"><text:span text:style-name="T166">Done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74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6">U</text:span><text:span text:style-name="T147">nder</text:span><text:span text:style-name="T145"> </text:span><text:span text:style-name="Strong_20_Emphasis"><text:span text:style-name="T182">SOFTWARE</text:span></text:span><text:span text:style-name="T145"> </text:span><text:span text:style-name="T146">click</text:span><text:span text:style-name="T148"> </text:span><text:span text:style-name="Strong_20_Emphasis"><text:span text:style-name="T183">Software </text:span></text:span><text:span text:style-name="Strong_20_Emphasis"><text:span text:style-name="T184">S</text:span></text:span><text:span text:style-name="Strong_20_Emphasis"><text:span text:style-name="T183">electi</text:span></text:span><text:span text:style-name="Strong_20_Emphasis"><text:span text:style-name="T184">o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2">Select </text:span><text:span text:style-name="T168">Server</text:span><text:span text:style-name="T152"> </text:span><text:span text:style-name="T163">and click </text:span><text:span text:style-name="Strong_20_Emphasis"><text:span text:style-name="T169">Done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74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4">Click</text:span><text:span text:style-name="T165"> </text:span><text:span text:style-name="Strong_20_Emphasis"><text:span text:style-name="T170">Begin </text:span></text:span><text:span text:style-name="Strong_20_Emphasis"><text:span text:style-name="T171">Installatio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74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4">Click</text:span><text:span text:style-name="T165"> </text:span><text:span text:style-name="Strong_20_Emphasis"><text:span text:style-name="T172">Reboot System</text:span></text:span><text:span text:style-name="T156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5"><text:span text:style-name="Strong_20_Emphasis"><text:span text:style-name="T57">Finish installation</text:span></text:span></text:p>
        </text:list-item>
      </text:list>
      <text:p text:style-name="P36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74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2">Log in as </text:span><text:span text:style-name="T216">&lt;user</text:span><text:span text:style-name="T195">&gt;</text:span><text:span text:style-name="T22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74" svg:width="0.35cm" svg:height="0.35cm" draw:control="control16"/></text:p>
          </table:table-cell>
          <table:table-cell table:style-name="_33_._5f_Installatie_5f_afronden.C3" office:value-type="string">
            <text:p text:style-name="P69"><text:span text:style-name="T15">Type the</text:span><text:span text:style-name="T16"> following</text:span><text:span text:style-name="T15"> two commands, each followed by the </text:span><text:span text:style-name="T219">Enter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70"><text:span text:style-name="User_20_Entry"><text:span text:style-name="T81">wget karelzimmer.nl/</text:span></text:span><text:span text:style-name="User_20_Entry"><text:span text:style-name="T84">getkz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70"><text:span text:style-name="User_20_Entry"><text:span text:style-name="T81">bash </text:span></text:span><text:span text:style-name="User_20_Entry"><text:span text:style-name="T85">getkz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6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7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9"><draw:control text:anchor-type="as-char" draw:z-index="18" draw:name="Vorm 3" draw:style-name="gr1" draw:text-style-name="P74" svg:width="0.35cm" svg:height="0.35cm" draw:control="control17"/></text:span></text:p>
          </table:table-cell>
          <table:table-cell table:style-name="_33_._5f_Installatie_5f_afronden.C8" office:value-type="string">
            <text:p text:style-name="P53"><text:span text:style-name="T35">Type: </text:span><text:span text:style-name="User_20_Entry"><text:span text:style-name="T81">kz-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6"/></text:p>
          </table:table-cell>
          <table:table-cell table:style-name="_33_._5f_Installatie_5f_afronden.C9" office:value-type="string">
            <text:p text:style-name="P42"><text:span text:style-name="T28">Se</text:span><text:span text:style-name="T30">lect</text:span><text:span text:style-name="T28"> </text:span><text:span text:style-name="Strong_20_Emphasis"><text:span text:style-name="T92">3</text:span></text:span><text:span text:style-name="T49"> </text:span><text:span text:style-name="T50">Finish installatio</text:span><text:span text:style-name="T51">n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10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2"/></text:span></text:p>
      <text:list text:continue-numbering="true" text:style-name="L1">
        <text:list-item>
          <text:p text:style-name="P68"><text:span text:style-name="Strong_20_Emphasis"><text:span text:style-name="T14">S</text:span></text:span><text:span text:style-name="Strong_20_Emphasis"><text:span text:style-name="T142">et up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9"><draw:control text:anchor-type="as-char" draw:z-index="6" draw:name="Vorm40_0" draw:style-name="gr1" draw:text-style-name="P74" svg:width="0.35cm" svg:height="0.35cm" draw:control="control5"/></text:span></text:p>
          </table:table-cell>
          <table:table-cell table:style-name="Tabel2.A1" office:value-type="string">
            <text:p text:style-name="P45"><text:span text:style-name="T39"><draw:control text:anchor-type="as-char" draw:z-index="11" draw:name="Vorm40_ 1" draw:style-name="gr1" draw:text-style-name="P74" svg:width="0.35cm" svg:height="0.35cm" draw:control="control10"/></text:span></text:p>
          </table:table-cell>
          <table:table-cell table:style-name="Tabel2.D1" office:value-type="string">
            <text:p text:style-name="P23"><text:span text:style-name="T23">Log in as</text:span><text:span text:style-name="T22"> </text:span><text:span text:style-name="T216">&lt;user</text:span><text:span text:style-name="T195">&gt;</text:span><text:span text:style-name="T29"><text:note text:id="ftn6" text:note-class="footnote"><text:note-citation>1</text:note-citation><text:note-body><text:p text:style-name="P41"><text:span text:style-name="T79">Login any additional </text:span><text:span text:style-name="T80">users</text:span><text:span text:style-name="T78"> </text:span><text:span text:style-name="T79">and follow the same steps.</text:span></text:p></text:note-body></text:note></text:span><text:span text:style-name="T22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100"><draw:control text:anchor-type="as-char" draw:z-index="13" draw:name="Vorm4_ 2" draw:style-name="gr1" draw:text-style-name="P74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9"><draw:control text:anchor-type="as-char" draw:z-index="19" draw:name="Vorm 8" draw:style-name="gr1" draw:text-style-name="P74" svg:width="0.35cm" svg:height="0.35cm" draw:control="control18"/></text:span></text:p>
          </table:table-cell>
          <table:table-cell table:style-name="Tabel2.A1" office:value-type="string">
            <text:p text:style-name="P46"><text:span text:style-name="T39"><draw:control text:anchor-type="as-char" draw:z-index="20" draw:name="Vorm 9" draw:style-name="gr1" draw:text-style-name="P74" svg:width="0.35cm" svg:height="0.35cm" draw:control="control19"/></text:span></text:p>
          </table:table-cell>
          <table:table-cell table:style-name="Tabel2.D5" office:value-type="string">
            <text:p text:style-name="P53"><text:span text:style-name="T35">Type: </text:span><text:span text:style-name="User_20_Entry"><text:span text:style-name="T98">kz-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31">Select</text:span><text:span text:style-name="T28"> </text:span><text:span text:style-name="Strong_20_Emphasis"><text:span text:style-name="T92">4</text:span></text:span><text:span text:style-name="T52"> </text:span><text:span text:style-name="T34">Set up user</text:span><text:span text:style-name="T27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0"/>
      <text:p text:style-name="P34"><text:span text:style-name="T139">End of checklist,</text:span><text:span text:style-name="T140"> </text:span><text:span text:style-name="T136"><text:user-field-get text:name="Distro">Rocky Linux</text:user-field-get></text:span><text:span text:style-name="T138"><text:s/></text:span><text:span text:style-name="T135"><text:user-field-get text:name="Version">8.10</text:user-field-get></text:span><text:span text:style-name="T135"><text:s/></text:span><text:span text:style-name="T137">Desktop</text:span><text:span text:style-name="T99"> </text:span><text:span text:style-name="T139">installation is complete.</text:span></text:p>
      <text:p text:style-name="P14"/>
      <text:p text:style-name="P12"><text:span text:style-name="T237">Written</text:span><text:span text:style-name="T238"> </text:span><text:span text:style-name="T237">by</text:span><text:span text:style-name="T238"> </text:span><text:a xlink:type="simple" xlink:href="mailto:info@karelzimmer.nl?subject=Checklist%20installation%20Linux" text:style-name="Internet_20_link" text:visited-style-name="Visited_20_Internet_20_Link"><text:span text:style-name="T244">Karel Zimmer</text:span></text:a><text:span text:style-name="T239">.</text:span></text:p>
      <text:p text:style-name="P13"><text:span text:style-name="T242">License </text:span><text:span text:style-name="T240">C</text:span><text:span text:style-name="T241">C0</text:span><text:span text:style-name="T239"> 1.0 </text:span><text:span text:style-name="T24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3"><text:s/></text:span><text:span text:style-name="T24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6-27T19:21:10.800800900">27/06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27T19:21:10.654536580</dc:date>
    <meta:keyword>Installatie</meta:keyword>
    <meta:keyword>Checklist</meta:keyword>
    <meta:keyword>Linux</meta:keyword>
    <meta:editing-cycles>6996</meta:editing-cycles>
    <meta:editing-duration>P12DT7H58M34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5" meta:word-count="427" meta:character-count="2660" meta:non-whitespace-character-count="2271"/>
    <meta:user-defined meta:name="Info 1"/>
    <meta:user-defined meta:name="Info 2"/>
    <meta:user-defined meta:name="Info 3"/>
    <meta:user-defined meta:name="Info 4"/>
  </office:meta>
</office:document-meta>
</file>